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敵の策とは気付かず、猛毒である竜毒と共に
大量の紅茶を飲み干してしまった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らは彼女の強力な代謝によって奔流の
ごとく体内を駆け巡り、やがて細身の少女が
持つ下腹部を目指し集う。</text:p>
          </table:table-cell>
          <table:table-cell table:number-columns-repeated="1023"/>
        </table:table-row>
        <table:table-row>
          <table:table-cell table:style-name="ce0" office:value-type="string">
            <text:p>\C[6]一つの体にたった一つしかない、おしっこの
貯蔵タンク。</text:p>
          </table:table-cell>
          <table:table-cell table:number-columns-repeated="1023"/>
        </table:table-row>
        <table:table-row>
          <table:table-cell table:style-name="ce0" office:value-type="string">
            <text:p>\C[6]当然ながら無限におしっこを溜め続ける事など
不可能であり、この少女とてそれは例外では
ない。</text:p>
          </table:table-cell>
          <table:table-cell table:number-columns-repeated="1023"/>
        </table:table-row>
        <table:table-row>
          <table:table-cell table:style-name="ce0" office:value-type="string">
            <text:p>\C[6]諸々の理由により普段の10倍以上の速度で
膀胱が膨らみ続ける中、彼女は生まれたての
羞恥心と取り囲む敵たちに阻まれ、精神的な
限界を超えたおしっこ我慢を続け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こで、今まさに一斉攻撃を仕掛けようと
殺気立つ死神たちに向けて、少女の口から
信じられない言葉が飛び出し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、・・・・・待って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・あの・・・・・・・・・えっと・・・・・・・・・・・
・・・・あの・・・・・・・・・・・・・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その前に・・・・・・・・・お・・・・・ぉ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おしっこ・・・・・
・・・・・・・・・・おしっこを・・・・・・・・・・・・・・・・・・・
・・・・・・・・・・・・・・・・・・・・・さ、させて・・・・・・・・
・・・・・おねがい・・・・・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はああぁぁぁ！？！？」</text:p>
          </table:table-cell>
          <table:table-cell table:number-columns-repeated="1023"/>
        </table:table-row>
        <table:table-row>
          <table:table-cell table:style-name="ce0" office:value-type="string">
            <text:p>\C[6]あろうことか、この少女は自分自身に敵意を
むき出しにして襲い来る群れに対し、“おしっこ”
を告白し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ほとんど考える余裕も無いままぐんぐん膨らみ
続ける強烈な尿意に、冷静な判断を欠いた決断
だったのか、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嫉妬や遺恨などに代表される私怨
とは無縁の人生を歩んできた彼女にしてみれば、
今回の懇願は敵や味方などという対立的立場
を超えた純粋な“お願い”だっ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理由はともあれ、この場にいる全員が、今
この瞬間、少女のお腹にたっぷりと溜まった
熱い熱いおしっこの存在を認識することと
な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・・・ずっとトイレを我慢して戦ってた
　のか！！」</text:p>
          </table:table-cell>
          <table:table-cell table:number-columns-repeated="1023"/>
        </table:table-row>
        <table:table-row>
          <table:table-cell table:style-name="ce0" office:value-type="string">
            <text:p>増援2
「戦いの構えにしては妙にそわそわしてると
　思ったが・・・」</text:p>
          </table:table-cell>
          <table:table-cell table:number-columns-repeated="1023"/>
        </table:table-row>
        <table:table-row>
          <table:table-cell table:style-name="ce0" office:value-type="string">
            <text:p>増援3
「ははは・・・あははははは！！　そうか！　お前
　もう漏れそうなんだ！！　あはははは！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くね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ううぅうぅ・・・・・・・・・・・・・・・・・・・・・・・・・//////
・・・・・・・・・・・うううぅぅぅ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湧き上がる羞恥の湖に飲み込まれるようにして、
少女はうめき声を漏らしながら、赤い顔をさらに
真っ赤に染める。</text:p>
          </table:table-cell>
          <table:table-cell table:number-columns-repeated="1023"/>
        </table:table-row>
        <table:table-row>
          <table:table-cell table:style-name="ce0" office:value-type="string">
            <text:p>\C[6]自ら告白した事とは言え、自分がおしっこで
下腹部をパンパンに膨らませ、股間の孔から
熱水が噴き出しそうなのを必死に我慢している
事を全員に知ら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年頃の女の子が他人に知られたくない、尿意と
いう生理現象。</text:p>
          </table:table-cell>
          <table:table-cell table:number-columns-repeated="1023"/>
        </table:table-row>
        <table:table-row>
          <table:table-cell table:style-name="ce0" office:value-type="string">
            <text:p>\C[6]どんな人間でも必ず経験している感覚だから
こそ、それを察知され、想像されてしまうことが
たまらなく恥ずかし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羞恥的な公開処刑を自ら決行して
しまった彼女を、非情な現実が襲ったのはこの
直後の事である。</text:p>
          </table:table-cell>
          <table:table-cell table:number-columns-repeated="1023"/>
        </table:table-row>
        <table:table-row>
          <table:table-cell table:style-name="ce0" office:value-type="string">
            <text:p>増援5
「うおらあぁぁっ！！　チッ、外し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んふぅ・・・・・・・・・・っ！　うぅ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怒号と共に奇襲をかける死神を、おぼつかない
足取りで間一髪、回避することに成功し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瞳には、願いが聞き入れられなかった事に
対する絶望の色がはっきりと見て取れた。</text:p>
          </table:table-cell>
          <table:table-cell table:number-columns-repeated="1023"/>
        </table:table-row>
        <table:table-row>
          <table:table-cell table:style-name="ce0" office:value-type="string">
            <text:p>\C[6]果たして、この中のいったい何人が、彼女の
渾身の告白に応え、放尿の時間を許そうと
考えた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個体数の少ない死神とは言え、魔界中を
探し回れば、相手が万全の状態でなければ勝利
に価値など無いと考える騎士道精神にあふれた
死神がいないとも断言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が、少なくとも、少女を洞窟の奥深くに誘い込み、
毒を盛り、多人数で挟み撃ちに及んでいる
彼らは一人残らず、目の前で限界寸前の尿意に
苦しむ少女をあざ笑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時は撤退を覚悟していた彼らに訪れた、
最大のチャンス。</text:p>
          </table:table-cell>
          <table:table-cell table:number-columns-repeated="1023"/>
        </table:table-row>
        <table:table-row>
          <table:table-cell table:style-name="ce0" office:value-type="string">
            <text:p>\C[6]まるで翼を失った小鳥を仕留めんとする
肉食獣がごとく、少女への一撃を狙い澄まし、
その距離をじりじりと縮めてゆく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・・・・・・・・・・・待って・・・・・・・・・・・・・
・・・・・・・・・・・・ねえ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っ、ぁ・・・・・・・・っ、あ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・・・・・やめ・・・・・て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奇跡のような瞬発力と底力を絞り出し、少女は
死神たちの追撃をかわし続け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表面ギリギリまで水を注いだコップを
股に挟んで、それをこぼさずに動いているような
も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こまでおちびりゼロでやり過ごしてきた彼女で
あったが、そろそろ本格的な限界が差し迫って
いた。</text:p>
          </table:table-cell>
          <table:table-cell table:number-columns-repeated="1023"/>
        </table:table-row>
        <table:table-row>
          <table:table-cell table:style-name="ce0" office:value-type="string">
            <text:p>\C[6]これ以上攻撃をかわすことは、もうほとんど
不可能に近いことを少女は確信する。</text:p>
          </table:table-cell>
          <table:table-cell table:number-columns-repeated="1023"/>
        </table:table-row>
        <table:table-row>
          <table:table-cell table:style-name="ce0" office:value-type="string">
            <text:p>\C[6]対して、先ほどまでの緊張とは一変、楽しくて
楽しくて仕方が無いと言った様子の死神たち。</text:p>
          </table:table-cell>
          <table:table-cell table:number-columns-repeated="1023"/>
        </table:table-row>
        <table:table-row>
          <table:table-cell table:style-name="ce0" office:value-type="string">
            <text:p>\C[6]目の前の獲物が弱りきり、風前の灯の状態で
あることを、心の底から愉しみ、狩りに陶酔して
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中、また一人、死神が少女に
引導を渡すべく歩み寄る。</text:p>
          </table:table-cell>
          <table:table-cell table:number-columns-repeated="1023"/>
        </table:table-row>
        <table:table-row>
          <table:table-cell table:style-name="ce0" office:value-type="string">
            <text:p>増援7
「クックック・・・！！　天下の4体持ちも、ざまァ
　ねえなァ！！」</text:p>
          </table:table-cell>
          <table:table-cell table:number-columns-repeated="1023"/>
        </table:table-row>
        <table:table-row>
          <table:table-cell table:style-name="ce0" office:value-type="string">
            <text:p>増援7
「ガキみてえに股ぐら握りしめてケツ振り
　やがって、恥ずかしくねえのかなァ？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っっ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勝利を確信した死神は、あえて少女の心を
掻き乱すように、錆びた刃のような言葉を選んで
浴びせ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ほぼ攻撃が届く間合いにまで詰め
寄りつつも、あえて手を出さずに少女の体を、
特に下半身をなめ回すように視線をぶつける。</text:p>
          </table:table-cell>
          <table:table-cell table:number-columns-repeated="1023"/>
        </table:table-row>
        <table:table-row>
          <table:table-cell table:style-name="ce0" office:value-type="string">
            <text:p>うううぅぅ・・・・・・・・・・・・・・・・・・・・っ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み、・・・・・・・・見ない・・・で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恥ずかしくて恥ずかしくて、たまら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は、かつて経験の無い我慢による苦痛と
羞恥により、全身を汗だくにして相手の視線から
逃れようと必死に身をよじる。</text:p>
          </table:table-cell>
          <table:table-cell table:number-columns-repeated="1023"/>
        </table:table-row>
        <table:table-row>
          <table:table-cell table:style-name="ce0" office:value-type="string">
            <text:p>\C[6]そんな、全身が沸騰しそうなほどの羞恥に
見舞われつつも、股間から両手を離すことも、
腰のくねりを抑えることもできないほど、少女の
膀胱は大音量で悲鳴を上げ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彼女の必死すぎる我慢の様子を見せつけ
られ、場に笑いの渦が巻き起こ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いや・・・・・・・・・・・・・・・・・・・・・・・・・・・・
・・・・・・・・・・・・・いや・・・・・・・ぁ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せめてここに、身を隠せる場所があれば。</text:p>
          </table:table-cell>
          <table:table-cell table:number-columns-repeated="1023"/>
        </table:table-row>
        <table:table-row>
          <table:table-cell table:style-name="ce0" office:value-type="string">
            <text:p>\C[6]そんな気休めにもならない程度の逃避を求め、
わらをも掴む思いで辺りを見回す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の行動が文字どおり、少女に一筋の
活路を与えたのだ。</text:p>
          </table:table-cell>
          <table:table-cell table:number-columns-repeated="1023"/>
        </table:table-row>
        <table:table-row>
          <table:table-cell table:style-name="ce0" office:value-type="string">
            <text:p>\C[6]潤んだ瞳に映ったのは、油断しきって包囲が
手薄になっている通路。</text:p>
          </table:table-cell>
          <table:table-cell table:number-columns-repeated="1023"/>
        </table:table-row>
        <table:table-row>
          <table:table-cell table:style-name="ce0" office:value-type="string">
            <text:p>\C[6]洞窟の奥へ逆戻りする道であったが、もはや
一瞬でも迷っている時間は無い。</text:p>
          </table:table-cell>
          <table:table-cell table:number-columns-repeated="1023"/>
        </table:table-row>
        <table:table-row>
          <table:table-cell table:style-name="ce0" office:value-type="string">
            <text:p>\C[6]片足を踏み出すことさえままならない状態の
股間にありったけの力を込め、少女は死に物
狂いで突破を試みた。</text:p>
          </table:table-cell>
          <table:table-cell table:number-columns-repeated="1023"/>
        </table:table-row>
        <table:table-row>
          <table:table-cell table:style-name="ce0" office:value-type="string">
            <text:p>増援1
「あ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増援2
「くそ！！　逃がすな！！！　追ええええぇぇぇ
　ぇぇぇぇぇぇーーーーっ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